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6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7.747cm"/>
    </style:style>
    <style:style style:name="co4" style:family="table-column">
      <style:table-column-properties fo:break-before="auto" style:column-width="2.215cm"/>
    </style:style>
    <style:style style:name="co5" style:family="table-column">
      <style:table-column-properties fo:break-before="auto" style:column-width="6.121cm"/>
    </style:style>
    <style:style style:name="co6" style:family="table-column">
      <style:table-column-properties fo:break-before="auto" style:column-width="3.8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598cm" fo:break-before="auto" style:use-optimal-row-height="true"/>
    </style:style>
    <style:style style:name="ro4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w0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Default"/>
        <table:table-row table:style-name="ro1">
          <table:table-cell office:value-type="string" calcext:value-type="string">
            <text:p>Идентиф.</text:p>
          </table:table-cell>
          <table:table-cell office:value-type="string" calcext:value-type="string">
            <text:p>Обозначение</text:p>
          </table:table-cell>
          <table:table-cell office:value-type="string" calcext:value-type="string">
            <text:p>Посад.место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Поставщик и справк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C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2u2_50V_X7R_120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06,C103,C94,C45,C40,C43,C96,C61,C49,C99,C97,C42,C95,C100,C44,C41,C93,C98,C46,C39</text:p>
          </table:table-cell>
          <table:table-cell office:value-type="string" calcext:value-type="string">
            <text:p>C_0603_1608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_10n_50V_X7R_06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7,C108</text:p>
          </table:table-cell>
          <table:table-cell office:value-type="string" calcext:value-type="string">
            <text:p>CP_Radial_D14.0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0μ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1,C68,C25,C81,C80,C65,C29,C66,C27,C26,C83,C69,C78,C84,C67,C77,C82,C10,C14,C79,C12,C24,C28,C23,C13,C30</text:p>
          </table:table-cell>
          <table:table-cell office:value-type="string" calcext:value-type="string">
            <text:p>C_0603_1608Metr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P_1u0_25V_X7R_06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10,C109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_22n_50V_X7R_06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11,C10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_1n_50V_X7R_0603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112,C62,C53,C57,C8,C5,C60,C54,C56,C3,C55,C4,C50,C9,C72,C22,C15,C76,C73,C18,C70,C19</text:p>
          </table:table-cell>
          <table:table-cell office:value-type="string" calcext:value-type="string">
            <text:p>C_0603_1608Met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P_100n_50V_X7R_06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15,C114,C113</text:p>
          </table:table-cell>
          <table:table-cell office:value-type="string" calcext:value-type="string">
            <text:p>CP_Radial_D10.0mm_P5.0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μ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32,C91,C88,C34,C37,C86,C35,C89,C31,C36,C38,C90,C85,C92,C33,C87</text:p>
          </table:table-cell>
          <table:table-cell office:value-type="string" calcext:value-type="string">
            <text:p>C_0805_2012Metr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P_1u0_50V_X7R_08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8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150p_50V_C0G_06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5n6_50V_X7R_06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10n_25V_X7R_0603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63,C6,C1,C20,C17,C47,C64,C21,C75,C71,C105,C125,C74</text:p>
          </table:table-cell>
          <table:table-cell office:value-type="string" calcext:value-type="string">
            <text:p>C_1206_3216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P_10u0_50V_X7R_12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7,C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_0u33_50V_X7R_06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Blade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R1,FER2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21AG102SN1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L1,HL4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SMD_0603_YELLOW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L3,HL2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SMD_0603_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L6,HL5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SMD_0603_BLU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12,J20,J19</text:p>
          </table:table-cell>
          <table:table-cell office:value-type="string" calcext:value-type="string">
            <text:p>Conn_edge_2x6_2.54_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6_Mal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A_STAC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_Stacke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DEGSON_2x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206-7.5-2P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6,J18</text:p>
          </table:table-cell>
          <table:table-cell office:value-type="string" calcext:value-type="string">
            <text:p>DEGSON_8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GSON 2604 8x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DEGSON_1x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GSON 2604 1x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_JUMPER</text:p>
          </table:table-cell>
          <table:table-cell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L10,L15,L4,L2,L5,L12,L13,L7,L11,L3,L14,L16,L6,L9,L1,L8</text:p>
          </table:table-cell>
          <table:table-cell office:value-type="string" calcext:value-type="string">
            <text:p>SPM5010-5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M5020T-3R3M-LR_TDK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L_Axial_L26.0mm_D9.0mm_P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μ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L_Axial_L26.0mm_D9.0mm_P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μ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8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TF236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4,R16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_51R0_1%_0.125W_Thick_060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20,R3,R2,R21,R8</text:p>
          </table:table-cell>
          <table:table-cell office:value-type="string" calcext:value-type="string">
            <text:p>R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_1K0_1%_0.125W_Thick_060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k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0,R33,R29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35,R34,R32,R31,R39</text:p>
          </table:table-cell>
          <table:table-cell office:value-type="string" calcext:value-type="string">
            <text:p>R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36,R37</text:p>
          </table:table-cell>
          <table:table-cell office:value-type="string" calcext:value-type="string">
            <text:p>R_Axial_DIN0204_L3.6mm_D1.6mm_P5.08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_Axial_DIN0204_L3.6mm_D1.6mm_P5.08mm_Vertica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4,R5,R22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_4K7_1%_0.125W_Thick_060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_Axial_DIN0204_L3.6mm_D1.6mm_P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_4K3_1%_0.125W_Thick_0603</text:p>
          </table:table-cell>
          <table:table-cell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R9,R11,R10,R23,R12,R15,R1,R17,R6,R13</text:p>
          </table:table-cell>
          <table:table-cell office:value-type="string" calcext:value-type="string">
            <text:p>R_0603_1608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_10K0_1%_0.125W_Thick_060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ransformer_ETD44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1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8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L18_SOT8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TSSOP-20_4.4x6.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F4Px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Nanopi N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opi NEO Air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35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16,U15</text:p>
          </table:table-cell>
          <table:table-cell office:value-type="string" calcext:value-type="string">
            <text:p>DIP-4_W7.6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81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6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086D2T33TR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3828-33DBVT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FCSP-88-1EP_10x10mm_P0.5mm_EP6.15x6.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U1467WBCPZ300RL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85-5.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8,U4</text:p>
          </table:table-cell>
          <table:table-cell office:value-type="string" calcext:value-type="string">
            <text:p>SSOP-56_7.5x18.5mm_P0.63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6424QDKQRQ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AA1024-I/SM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D1,VD12,VD13,VD11,VD10</text:p>
          </table:table-cell>
          <table:table-cell office:value-type="string" calcext:value-type="string">
            <text:p>D_SM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S5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D15,VD4,VD3,VD5,VD14</text:p>
          </table:table-cell>
          <table:table-cell office:value-type="string" calcext:value-type="string">
            <text:p>D_S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581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D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1D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D7,VD6</text:p>
          </table:table-cell>
          <table:table-cell office:value-type="string" calcext:value-type="string">
            <text:p>D_S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E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D9,VD8</text:p>
          </table:table-cell>
          <table:table-cell office:value-type="string" calcext:value-type="string">
            <text:p>TO-220-3_Horizontal_Tab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20100CT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T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T2,VT3</text:p>
          </table:table-cell>
          <table:table-cell office:value-type="string" calcext:value-type="string">
            <text:p>TO-220-3_Horizontal_Tab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F320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SeikoEpson_SG8002CA-4Pin_7.0x5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-8002CA 24.5760M-PCBL3</text:p>
          </table:table-cell>
          <table:table-cell/>
        </table:table-row>
        <table:table-row table:style-name="ro1" table:number-rows-repeated="104850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daw00.B2:daw00.E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21:24:27.211274417</dc:date>
    <meta:editing-duration>PT58S</meta:editing-duration>
    <meta:editing-cycles>1</meta:editing-cycles>
    <meta:document-statistic meta:table-count="1" meta:cell-count="336" meta:object-count="0"/>
    <meta:generator>LibreOffice/7.3.7.2$Linux_X86_64 LibreOffice_project/30$Build-2</meta:generator>
  </office:meta>
</office:document-meta>
</file>